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aderEditorTests.testSunnyDa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ReaderEditorTests.testWhenResourceDoesNotEx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aderEditorTests.testCtorWithNullResourceEdi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aderEditorTests.testGetAsTextReturnsNullBy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